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color="#0563C1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color="#0563C1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color="#0563C1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color="#1155CC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0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31" style:parent-style-name="Standard" style:family="paragraph">
      <style:paragraph-properties fo:margin-left="-0.0034in" fo:margin-right="0in">
        <style:tab-stops/>
      </style:paragraph-properties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35" style:parent-style-name="Standard" style:family="paragraph">
      <style:paragraph-properties fo:margin-left="-0.0034in" fo:margin-right="0in">
        <style:tab-stops/>
      </style:paragraph-properties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4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1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42" style:parent-style-name="Standard" style:family="paragraph">
      <style:paragraph-properties fo:margin-left="0in" fo:margin-right="0in">
        <style:tab-stops/>
      </style:paragraph-properties>
    </style:style>
    <style:style style:name="T4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45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4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47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4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5" style:parent-style-name="Standard" style:family="paragraph">
      <style:paragraph-properties fo:margin-left="-0.0034in" fo:margin-right="0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5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0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</style:style>
    <style:style style:name="T6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3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64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66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6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6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5" style:parent-style-name="Standard" style:family="paragraph">
      <style:paragraph-properties fo:margin-left="-0.0034in" fo:margin-right="0in">
        <style:tab-stops/>
      </style:paragraph-properties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79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1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82" style:parent-style-name="Standard" style:family="paragraph">
      <style:paragraph-properties fo:margin-left="-0.0034in" fo:margin-right="0in">
        <style:tab-stops/>
      </style:paragraph-properties>
    </style:style>
    <style:style style:name="T8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84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8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8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88" style:parent-style-name="Standard" style:family="paragraph">
      <style:paragraph-properties fo:margin-left="-0.0034in" fo:margin-right="0in">
        <style:tab-stops/>
      </style:paragraph-properties>
    </style:style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9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92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94" style:parent-style-name="Standard" style:family="paragraph">
      <style:paragraph-properties fo:margin-left="-0.0034in" fo:margin-right="0in">
        <style:tab-stops/>
      </style:paragraph-properties>
    </style:style>
    <style:style style:name="T9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97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98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99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06" style:parent-style-name="Standard" style:family="paragraph">
      <style:paragraph-properties fo:margin-left="-0.0034in" fo:margin-right="0in">
        <style:tab-stops/>
      </style:paragraph-properties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09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10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1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12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13" style:parent-style-name="Standard" style:family="paragraph">
      <style:paragraph-properties fo:margin-left="-0.0034in" fo:margin-right="0in">
        <style:tab-stops/>
      </style:paragraph-properties>
    </style:style>
    <style:style style:name="T11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15" style:parent-style-name="DefaultParagraphFont" style:family="text">
      <style:text-properties style:font-name="Times New Roman" style:font-name-complex="Times New Roman" fo:color="#4472C4" fo:font-size="11pt" style:font-size-asian="11pt" style:font-size-complex="11pt"/>
    </style:style>
    <style:style style:name="T11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2" style:parent-style-name="Standard" style:family="paragraph">
      <style:paragraph-properties fo:margin-left="-0.0034in" fo:margin-right="0in">
        <style:tab-stops/>
      </style:paragraph-properties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29" style:parent-style-name="Standard" style:family="paragraph">
      <style:paragraph-properties fo:margin-left="-0.0034in" fo:margin-right="0in">
        <style:tab-stops/>
      </style:paragraph-properties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3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34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3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3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3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38" style:parent-style-name="Standard" style:family="paragraph">
      <style:paragraph-properties fo:margin-left="-0.0034in" fo:margin-right="0in">
        <style:tab-stops/>
      </style:paragraph-properties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14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41" style:parent-style-name="Standard" style:family="paragraph">
      <style:paragraph-properties fo:margin-left="0in" fo:margin-right="0in">
        <style:tab-stops/>
      </style:paragraph-properties>
    </style:style>
    <style:style style:name="T14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4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P146" style:parent-style-name="Standard" style:family="paragraph">
      <style:paragraph-properties fo:margin-left="-0.0034in" fo:margin-right="0in">
        <style:tab-stops/>
      </style:paragraph-properties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49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5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51" style:parent-style-name="DefaultParagraphFont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P152" style:parent-style-name="Standard" style:family="paragraph">
      <style:paragraph-properties fo:margin-left="-0.0034in" fo:margin-right="0in">
        <style:tab-stops/>
      </style:paragraph-properties>
    </style:style>
    <style:style style:name="T153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54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55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1pt" style:font-size-asian="11pt" style:font-size-complex="11pt"/>
    </style:style>
    <style:style style:name="T156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5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5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159" style:parent-style-name="Standard" style:family="paragraph">
      <style:paragraph-properties fo:margin-left="-0.0034in" fo:margin-right="0in">
        <style:tab-stops/>
      </style:paragraph-properties>
    </style:style>
    <style:style style:name="T160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61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2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63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64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65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P166" style:parent-style-name="Standard" style:family="paragraph">
      <style:paragraph-properties fo:margin-left="0in" fo:margin-right="0in">
        <style:tab-stops/>
      </style:paragraph-properties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168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style:font-name="Times New Roman" style:font-name-complex="Times New Roman" fo:font-size="11pt" style:font-size-asian="11pt" style:font-size-complex="11pt"/>
    </style:style>
    <style:style style:name="T171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P172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17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174" style:parent-style-name="Standard" style:family="paragraph">
      <style:paragraph-properties fo:margin-left="-0.0034in" fo:margin-right="0in">
        <style:tab-stops/>
      </style:paragraph-properties>
    </style:style>
    <style:style style:name="T175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76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77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78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79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80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  <style:style style:name="T181" style:parent-style-name="DefaultParagraphFont" style:family="text">
      <style:text-properties style:font-name="Times New Roman" style:font-name-complex="Times New Roman" style:font-weight-complex="bold" fo:color="#4472C4" fo:font-size="11pt" style:font-size-asian="11pt" style:font-size-complex="11pt"/>
    </style:style>
    <style:style style:name="T182" style:parent-style-name="DefaultParagraphFont" style:family="text">
      <style:text-properties style:font-name="Times New Roman" style:font-name-complex="Times New Roman" style:font-weight-complex="bold" fo:font-size="11pt" style:font-size-asian="11pt" style:font-size-complex="11pt"/>
    </style:style>
  </office:automatic-styles>
  <office:body>
    <office:text text:use-soft-page-breaks="true">
      <text:p text:style-name="P1"><text:span text:style-name="T2">Tien La</text:span><text:span text:style-name="T3"><text:s/>(La Văn Tiến), Vietnam. Proficient = [</text:span><text:span text:style-name="T4">Golang</text:span><text:span text:style-name="T5">,<text:s/></text:span><text:span text:style-name="T6">Java</text:span><text:span text:style-name="T7">,<text:s/></text:span><text:span text:style-name="T8">JavaScript</text:span><text:span text:style-name="T9">,<text:s/></text:span><text:span text:style-name="T10">Postgres</text:span><text:span text:style-name="T11">,<text:s/></text:span><text:span text:style-name="T12">Mongo</text:span><text:span text:style-name="T13">,<text:s/></text:span><text:span text:style-name="T14">Docker, REST, GRPC</text:span><text:span text:style-name="T15">].</text:span><text:span text:style-name="T16"><text:line-break/></text:span><text:a xlink:href="mailto:redacted@gmail.com" office:target-frame-name="_top" xlink:show="replace"><text:span text:style-name="T17">[REDACTED]@gmail.com</text:span></text:a><text:span text:style-name="T18"><text:s/></text:span><text:span text:style-name="T19">|</text:span><text:span text:style-name="T20"><text:s/></text:span><text:a xlink:href="https://web.telegram.org/" office:target-frame-name="_top" xlink:show="replace"><text:span text:style-name="T21">t.me/[REDACTED]</text:span></text:a><text:span text:style-name="T22"><text:s/></text:span><text:span text:style-name="T23">|</text:span><text:span text:style-name="T24"><text:s/></text:span><text:a xlink:href="https://www.linkedin.com/in/lavantien/" office:target-frame-name="_top" xlink:show="replace"><text:span text:style-name="T25">linkedin.com/in/lavantien</text:span></text:a><text:span text:style-name="T26"><text:s/></text:span><text:span text:style-name="T27">|<text:s/></text:span><text:a xlink:href="https://github.com/lavantien/" office:target-frame-name="_top" xlink:show="replace"><text:span text:style-name="T28">github.com/lavantien</text:span></text:a><text:span text:style-name="T29">.</text:span></text:p>
      <text:p text:style-name="P30"/>
      <text:p text:style-name="P31"><text:span text:style-name="T32">CAREER<text:s/></text:span><text:span text:style-name="T33">(60% backend, 30% frontend, 10% ops)</text:span><text:span text:style-name="T34">.</text:span></text:p>
      <text:p text:style-name="P35"><text:span text:style-name="T36">Remote<text:s/></text:span><text:span text:style-name="T37">Open-Source</text:span><text:span text:style-name="T38"><text:s/>Developer -<text:s/></text:span><text:a xlink:href="https://www.youtube.com/@cariyaputta" office:target-frame-name="_top" xlink:show="replace"><text:span text:style-name="T39">Cariyaputta</text:span></text:a><text:span text:style-name="T40">, 11/2022 – Present</text:span><text:span text:style-name="T41">.</text:span></text:p>
      <text:p text:style-name="P42"><text:span text:style-name="T43">* Various<text:s/></text:span><text:a xlink:href="https://github.com/lavantien" office:target-frame-name="_top" xlink:show="replace"><text:span text:style-name="T44">Projects</text:span></text:a><text:span text:style-name="T45"><text:s/></text:span><text:span text:style-name="T46">&amp;<text:s/></text:span><text:a xlink:href="https://github.com/lavantien/dotfiles" office:target-frame-name="_top" xlink:show="replace"><text:span text:style-name="T47">Dotfiles</text:span></text:a><text:span text:style-name="T48">.</text:span></text:p>
      <text:p text:style-name="P49">- Design &amp; develop blazingly fast custom REST APIs, dev pipelines, &amp; game servers in Go, Java, &amp; Rust.</text:p>
      <text:p text:style-name="P50">- Create custom MVPs, prototype web apps, &amp; clones in React, NextJS, TailwindCSS, Mongo, Prisma, &amp; Firebase.</text:p>
      <text:p text:style-name="P51">- Write setup, benchmark, &amp; profile scripts for Linux &amp; optimize Neovim dev environment, &amp; Dotfiles in Lua &amp; Bash.</text:p>
      <text:p text:style-name="P52">- Research &amp; create practical applications of functional programming, concurrency, &amp; parallelism in Go &amp;<text:s/>JavaScript.</text:p>
      <text:p text:style-name="P53">- Research &amp; implement edge computing platforms, distributed systems, &amp; genetic algorithms in C++ &amp; Go.</text:p>
      <text:p text:style-name="P54">- Design &amp; implement libraries for cryptography &amp; embedded systems in C.</text:p>
      <text:p text:style-name="P55"><text:span text:style-name="T56">Remote Backend Engineer -</text:span><text:span text:style-name="T57"><text:s/></text:span><text:a xlink:href="https://ntq.com.vn/" office:target-frame-name="_top" xlink:show="replace"><text:span text:style-name="T58">NTQ Solution</text:span></text:a><text:span text:style-name="T59">, 01/2022 – 10/2022</text:span><text:span text:style-name="T60">.</text:span></text:p>
      <text:p text:style-name="P61"><text:span text:style-name="T62">* Project<text:s/></text:span><text:a xlink:href="https://play.google.com/store/apps/details?id=com.enroco.dropezy" office:target-frame-name="_top" xlink:show="replace"><text:span text:style-name="T63">Dropezy</text:span></text:a><text:span text:style-name="T64"><text:s/></text:span><text:span text:style-name="T65">&amp;<text:s/></text:span><text:a xlink:href="https://ntq.com.vn/portfolio/sayang/" office:target-frame-name="_top" xlink:show="replace"><text:span text:style-name="T66">Sayang</text:span></text:a><text:span text:style-name="T67">.</text:span></text:p>
      <text:p text:style-name="P68">- Thoroughly profiling &amp; optimizing services/infrastructures for production release; successfully shipping the products.</text:p>
      <text:p text:style-name="P69">- Create new &amp; optimize existing MongoDB queries &amp; aggregates; Write a lot of unit tests for 90% code coverage.</text:p>
      <text:p text:style-name="P70">- Improve Go code base with more streamlined structure, apply generics &amp; fuzzy tests. Fix Flutter cloud emulator.</text:p>
      <text:p text:style-name="P71">- Design &amp; implement big data importer in Go &amp; JavaScript, migrate data from CSVs to Firebase &amp; MongoDB.</text:p>
      <text:p text:style-name="P72">- Design &amp; write Customer &amp; Fraud Detection GRPC services in Go; optimize performance of Back Office services.</text:p>
      <text:p text:style-name="P73">- Design &amp; write Order &amp; Task GRPC services in Go; integrate REST APIs with shipping vendors in Go.</text:p>
      <text:p text:style-name="P74">- Mentor junior colleagues, define standard documentations, work with cross-functional teams in Figma &amp; GCP.</text:p>
      <text:p text:style-name="P75"><text:span text:style-name="T76">Remote Backend Engineer -</text:span><text:span text:style-name="T77"><text:s/></text:span><text:a xlink:href="https://www.monsterpixel.us/about" office:target-frame-name="_top" xlink:show="replace"><text:span text:style-name="T78">Monster Pixel</text:span></text:a><text:span text:style-name="T79">,<text:s/></text:span><text:span text:style-name="T80">08/2021 – 12/2021</text:span><text:span text:style-name="T81">.</text:span></text:p>
      <text:p text:style-name="P82"><text:span text:style-name="T83">* Project<text:s/></text:span><text:a xlink:href="https://www.ackcio.com/products/mesh/" office:target-frame-name="_top" xlink:show="replace"><text:span text:style-name="T84">Ackio Mesh</text:span></text:a><text:span text:style-name="T85">.</text:span></text:p>
      <text:p text:style-name="P86">- Design, research, document, write &amp; setup infrastructure for an MVP edge computing embedded system.</text:p>
      <text:p text:style-name="P87">- Using Go, Python, AWS &amp; Cloud Native Computing Foundation’s technologies such as EdgeX &amp; Docker Compose.</text:p>
      <text:p text:style-name="P88"><text:span text:style-name="T89">Backend Engineer -</text:span><text:span text:style-name="T90"><text:s/></text:span><text:a xlink:href="https://fptsoftware.com/" office:target-frame-name="_top" xlink:show="replace"><text:span text:style-name="T91">FPT Software Ho Chi Minh</text:span></text:a><text:span text:style-name="T92">, 07/2020 – 12/2020</text:span><text:span text:style-name="T93">.</text:span></text:p>
      <text:p text:style-name="P94"><text:span text:style-name="T95">* Project<text:s/></text:span><text:a xlink:href="https://etcc.com/e470-contract/" office:target-frame-name="_top" xlink:show="replace"><text:span text:style-name="T96">ETCC E-470</text:span></text:a><text:span text:style-name="T97"><text:s/>&amp;<text:s/></text:span><text:a xlink:href="https://www.halliburton.com/en/well-construction/drilling-completion-fluids" office:target-frame-name="_top" xlink:show="replace"><text:span text:style-name="T98">Halliburton Baroid</text:span></text:a><text:span text:style-name="T99">.</text:span></text:p>
      <text:p text:style-name="P100">- Pair-programming a Go FTP server, with RabbitMQ, Kafka &amp; MinIO to pre-processing data for AI ML.</text:p>
      <text:p text:style-name="P101">- Implement &amp; optimize Trip Building &amp; Toll Calculation micro-services in Java 8, Spring Boot, &amp; Kafka.</text:p>
      <text:p text:style-name="P102">- Implement BackOffice UI &amp; logic with CUBA, PostgreSQL, &amp; Kafka.</text:p>
      <text:p text:style-name="P103">- Write extensive unit tests matching ISO standards; Fix GCP Kubernetes deployment scripts.</text:p>
      <text:p text:style-name="P104">- Design overall system architecture &amp; write Detailed Design Documents &amp; BPMNs.</text:p>
      <text:p text:style-name="P105">- Implement the flow with Appian low-code platform, write custom features in Java 8, Spring Boot, &amp; React.</text:p>
      <text:p text:style-name="P106"><text:span text:style-name="T107">Fullstack Engineer -</text:span><text:span text:style-name="T108"><text:s/></text:span><text:a xlink:href="https://pal.net.vn/" office:target-frame-name="_top" xlink:show="replace"><text:span text:style-name="T109">PALTECH Company Limited</text:span></text:a><text:span text:style-name="T110">,<text:s/></text:span><text:span text:style-name="T111">10/2018 – 02/2019 (internship), 02/2019 – 03/2020</text:span><text:span text:style-name="T112">.</text:span></text:p>
      <text:p text:style-name="P113"><text:span text:style-name="T114">* Project<text:s/></text:span><text:a xlink:href="https://www.fair999.com/" office:target-frame-name="_top" xlink:show="replace"><text:span text:style-name="T115">FairExchange</text:span></text:a><text:span text:style-name="T116">.</text:span></text:p>
      <text:p text:style-name="P117">- Migrate from legacy JavaEE &amp; Spring MVC to Java 8 &amp; Spring Boot, from AngularJS to Angular with TypeScript.</text:p>
      <text:p text:style-name="P118">- Design &amp; implement end-to-end APIs in Java 8 &amp; Spring Boot.</text:p>
      <text:p text:style-name="P119">- Design &amp; write high performance Blackjack &amp; Bullseye Roulette HTML web games.</text:p>
      <text:p text:style-name="P120">- Write Back Office responsive mobile-first frontend in Angular; design &amp; implement its API &amp; db in Spring Boot.</text:p>
      <text:p text:style-name="P121">- Write internal tools in .NET Core. Monitor production in ELK stack &amp; AWS.</text:p>
      <text:p text:style-name="P122"><text:span text:style-name="T123">Tech Lead -</text:span><text:span text:style-name="T124"><text:s/></text:span><text:a xlink:href="https://github.com/lavantien/sumobot" office:target-frame-name="_top" xlink:show="replace"><text:span text:style-name="T125">Team 6789</text:span></text:a><text:span text:style-name="T126"><text:s/>(3 members), 08/2017 – 10/2018.</text:span></text:p>
      <text:p text:style-name="P127">* Project SumoBot, LineBot, &amp; MazeBot.</text:p>
      <text:p text:style-name="P128">- Design &amp; create robots’ structures &amp; firmwares in C; optimize algorithms for accuracy &amp; power saving; AWS IoT.</text:p>
      <text:p text:style-name="P129"><text:span text:style-name="T130">Remote Game Developer -</text:span><text:span text:style-name="T131"><text:s/></text:span><text:a xlink:href="https://www.epicwar.com/maps/" office:target-frame-name="_top" xlink:show="replace"><text:span text:style-name="T132">Epic War</text:span></text:a><text:span text:style-name="T133">, 08/2007 – 08/2015</text:span><text:span text:style-name="T134">.</text:span></text:p>
      <text:p text:style-name="P135">- Design &amp; write custom WarCraft 3 maps &amp; mods for paid clients in Jass, vJass (OOP Jass), &amp; Lua.</text:p>
      <text:p text:style-name="P136">- Design &amp; model 3D graphical assets &amp; particle effects in Blender; deliver quality product to paid clients every month.</text:p>
      <text:p text:style-name="P137"/>
      <text:p text:style-name="P138"><text:span text:style-name="T139">EDUCATION<text:s/></text:span><text:span text:style-name="T140">(90% self-taught, 10% university).</text:span></text:p>
      <text:p text:style-name="P141"><text:span text:style-name="T142">Modern Software Engineering -<text:s/></text:span><text:a xlink:href="https://gist.github.com/lavantien/dc730dad7d7e8157000ddae845eddfd7" office:target-frame-name="_top" xlink:show="replace"><text:span text:style-name="T143">Continuous Learning</text:span></text:a><text:span text:style-name="T144">, 2015 – Present</text:span><text:span text:style-name="T145">.</text:span></text:p>
      <text:p text:style-name="P146"><text:span text:style-name="T147">Computer Engineering -</text:span><text:span text:style-name="T148"><text:s/></text:span><text:a xlink:href="https://fce.uit.edu.vn/" office:target-frame-name="_top" xlink:show="replace"><text:span text:style-name="T149">University of Information Technology</text:span></text:a><text:span text:style-name="T150">, GPA 7.19, drop final thesis, 2015 – 2019</text:span><text:span text:style-name="T151">.</text:span></text:p>
      <text:p text:style-name="P152"><text:span text:style-name="T153">Video Games Modding -</text:span><text:span text:style-name="T154"><text:s/></text:span><text:a xlink:href="https://www.hiveworkshop.com/forums/warcraft-3-tutorials.206/" office:target-frame-name="_top" xlink:show="replace"><text:span text:style-name="T155">The Hive Workshop</text:span></text:a><text:span text:style-name="T156">, 2007 – 2015.</text:span></text:p>
      <text:p text:style-name="P157"/>
      <text:p text:style-name="P158">ACTIVITY.</text:p>
      <text:p text:style-name="P159"><text:span text:style-name="T160">1st Place (undefeated) -</text:span><text:span text:style-name="T161"><text:s/></text:span><text:span text:style-name="T162">Team 6789</text:span><text:span text:style-name="T163"><text:s/>(team of 3),<text:s/></text:span><text:span text:style-name="T164">UIT Sumo Robot 2017</text:span><text:span text:style-name="T165">, Robotic Contest.</text:span></text:p>
      <text:p text:style-name="P166"><text:span text:style-name="T167">Regional ACM-ICPC<text:s/></text:span><text:span text:style-name="T168">participant (team of 3) &amp;<text:s/></text:span><text:span text:style-name="T169">National Highschool Olympiad<text:s/></text:span><text:span text:style-name="T170">participant (solo)</text:span><text:span text:style-name="T171">.</text:span></text:p>
      <text:p text:style-name="P172"/>
      <text:p text:style-name="P173">HOBBIES.</text:p>
      <text:p text:style-name="P174"><text:a xlink:href="https://gist.github.com/lavantien/dc730dad7d7e8157000ddae845eddfd7" office:target-frame-name="_top" xlink:show="replace"><text:span text:style-name="T175">Programming</text:span></text:a><text:span text:style-name="T176">;<text:s/></text:span><text:a xlink:href="https://gist.github.com/lavantien/514f1c06eb3c4f643fe9085122ed8f6c" office:target-frame-name="_top" xlink:show="replace"><text:span text:style-name="T177">Chess, Rubiks, Video Games, &amp; Languages</text:span></text:a><text:span text:style-name="T178">; Play video games<text:s/></text:span><text:a xlink:href="https://www.linkedin.com/pulse/auto-chess-guide-sweaties-banger-tiến-la/" office:target-frame-name="_top" xlink:show="replace"><text:span text:style-name="T179">competitively</text:span></text:a><text:span text:style-name="T180">; Making YouTube<text:s/></text:span><text:a xlink:href="https://www.youtube.com/@cariyaputta" office:target-frame-name="_top" xlink:show="replace"><text:span text:style-name="T181">videos</text:span></text:a><text:span text:style-name="T18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TIẾN LA VĂN</dc:creator>
    <meta:creation-date>2023-06-08T02:15:00Z</meta:creation-date>
    <dc:date>2023-08-09T01:25:00Z</dc:date>
    <meta:print-date>2023-07-13T14:53:00Z</meta:print-date>
    <meta:template xlink:href="Normal.dotm" xlink:type="simple"/>
    <meta:editing-cycles>216</meta:editing-cycles>
    <meta:editing-duration>PT38340S</meta:editing-duration>
    <meta:document-statistic meta:page-count="1" meta:paragraph-count="11" meta:word-count="882" meta:character-count="5901" meta:row-count="41" meta:non-whitespace-character-count="5030"/>
  </office:meta>
</office:document-meta>
</file>